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3028in"/>
    </style:style>
    <style:style style:name="co4" style:family="table-column">
      <style:table-column-properties fo:break-before="auto" style:column-width="1.0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8.0618in" svg:y="3.8728in">
            <draw:object draw:notify-on-update-of-ranges="Sheet1.F21:Sheet1.I21 Sheet1.F22:Sheet1.I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6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Tim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dditional work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0" office:value-type="string" calcext:value-type="string">
            <text:p>Activity</text:p>
          </table:table-cell>
          <table:table-cell table:style-name="ce14" office:value-type="string" calcext:value-type="string">
            <text:p>Sum of Tim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ersonal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Investmen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2" office:value-type="string" calcext:value-type="string">
            <text:p>Sleep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2" office:value-type="string" calcext:value-type="string">
            <text:p>Work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2" office:value-type="string" calcext:value-type="string">
            <text:p>Personal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2" office:value-type="string" calcext:value-type="string">
            <text:p>Additional work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13" office:value-type="string" calcext:value-type="string">
            <text:p>Total Result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6376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ev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ev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ai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Ops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Cloud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 office:value-type="string" calcext:value-type="string">
            <text:p>rating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-pilot-tables>
        <table:data-pilot-table table:name="PivotTable1" table:application-data="" table:target-range-address="Sheet1.G8:Sheet1.H14" table:buttons="Sheet1.G8" table:show-filter-button="false" loext:show-drill-down-buttons="true">
          <table:source-cell-range table:cell-range-address="Sheet1.B5:Sheet1.C10"/>
          <table:data-pilot-field table:source-field-name="Activity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nvestment" table:display="true" table:show-details="true"/>
                <table:data-pilot-member table:name="Sleep" table:display="true" table:show-details="true"/>
                <table:data-pilot-member table:name="Work" table:display="true" table:show-details="true"/>
                <table:data-pilot-member table:name="Personal" table:display="true" table:show-details="true"/>
                <table:data-pilot-member table:name="Additional work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  <table:data-pilot-field table:source-field-name="Time" tableooo:display-name="Sum of Time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 loext:layout-mode="compact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45in" fo:margin-left="0in" fo:margin-right="0in" fo:margin-bottom="0.31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color="#0000ff" loext:opacity="100%" style:text-outline="false" style:text-line-through-style="none" style:text-line-through-type="none" style:text-position="0% 100%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7:57:34.9544081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style:region-left>
          <text:p><text:span text:style-name="MT1"><text:s/></text:span><text:span text:style-name="MT1">[AMD Official Use Only - General]</text:span><text:span text:style-name="MT2">#_x000D_</text:span></text:p>
        </style:region-left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garajan, Rakesh</meta:initial-creator>
    <meta:creation-date>2023-05-13T13:29:54</meta:creation-date>
    <dc:date>2024-11-14T21:20:46.330156401</dc:date>
    <meta:generator>LibreOffice/24.2.6.2$Linux_X86_64 LibreOffice_project/420$Build-2</meta:generator>
    <meta:editing-duration>PT3H34M37S</meta:editing-duration>
    <meta:editing-cycles>4</meta:editing-cycles>
    <meta:document-statistic meta:table-count="1" meta:cell-count="47" meta:object-count="1"/>
    <meta:user-defined meta:name="AppVersion">16.0300</meta:user-defined>
    <meta:user-defined meta:name="Company">AMD</meta:user-defined>
    <meta:user-defined meta:name="MSIP_Label_4342314e-0df4-4b58-84bf-38bed6170a0f_ActionId">ccea7e03-6aef-41f9-a9a3-efff6c578462</meta:user-defined>
    <meta:user-defined meta:name="MSIP_Label_4342314e-0df4-4b58-84bf-38bed6170a0f_ContentBits">1</meta:user-defined>
    <meta:user-defined meta:name="MSIP_Label_4342314e-0df4-4b58-84bf-38bed6170a0f_Enabled" meta:value-type="string">true</meta:user-defined>
    <meta:user-defined meta:name="MSIP_Label_4342314e-0df4-4b58-84bf-38bed6170a0f_Method" meta:value-type="string">Standard</meta:user-defined>
    <meta:user-defined meta:name="MSIP_Label_4342314e-0df4-4b58-84bf-38bed6170a0f_Name" meta:value-type="string">General</meta:user-defined>
    <meta:user-defined meta:name="MSIP_Label_4342314e-0df4-4b58-84bf-38bed6170a0f_SetDate" meta:value-type="string">2023-05-13T13:29:54Z</meta:user-defined>
    <meta:user-defined meta:name="MSIP_Label_4342314e-0df4-4b58-84bf-38bed6170a0f_SiteId" meta:value-type="string">3dd8961f-e488-4e60-8e11-a82d994e183d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4.425cm" svg:y="3.454cm" style:legend-expansion="high" chart:style-name="ch2"/>
        <chart:plot-area chart:style-name="ch3" table:cell-range-address="Sheet1.F21:Sheet1.I22" chart:data-source-has-labels="row" svg:x="0.35cm" svg:y="0.35cm" svg:width="13.725cm" svg:height="8.3cm">
          <chart:coordinate-region svg:x="3.063cm" svg:y="0.351cm" svg:width="8.299cm" svg:height="8.299cm"/>
          <chart:axis chart:dimension="x" chart:name="primary-x" chart:style-name="ch4" chartooo:axis-type="auto">
            <chartooo:date-scale/>
            <chart:categories table:cell-range-address="Sheet1.F21:Sheet1.I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2:Sheet1.I2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</text:p>
                <draw:g>
                  <svg:desc>Sheet1.F21:Sheet1.I21</svg:desc>
                </draw:g>
              </table:table-cell>
              <table:table-cell office:value-type="string">
                <text:p>ops</text:p>
              </table:table-cell>
              <table:table-cell office:value-type="string">
                <text:p>cloud</text:p>
              </table:table-cell>
              <table:table-cell office:value-type="string">
                <text:p>ai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F22:Sheet1.I2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